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ensors in robots: Visual Odometry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LA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Localozation: where i am(state)</text:p>
              </text:list-item>
              <text:list-item>
                <text:p>Mapping: what’s the surrounding environment</text:p>
              </text:list-item>
              <text:list-item>
                <text:p>Camera: mono, stereo, rgb-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URCTURE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SENSOR DATA</text:p>
                <text:p>VISUAL ODOMETRY(FRONT END)</text:p>
              </text:list-item>
              <text:list-item>
                <text:p>OPTIMIZATION(BACK END)</text:p>
              </text:list-item>
              <text:list-item>
                <text:p>LOOP CLOSING</text:p>
              </text:list-item>
              <text:list-item>
                <text:p>MAPP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UAL ODOMETR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Estimates the motion of cameras according to the images and reconstruct the space structure.</text:p>
              </text:list-item>
              <text:list-item>
                <text:p>If we have the motion of all time step, we have the trajectory of the robot --- localozation</text:p>
              </text:list-item>
              <text:list-item>
                <text:p>At every postion of camera, we caculate the position of corresponding pixel --- mapping</text:p>
              </text:list-item>
              <text:list-item>
                <text:p>Accumulating drif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TIMIZ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Sensor has noise, estimate the system state and the uncertainty of the state estimation --- maximum a posteriori</text:p>
              </text:list-item>
              <text:list-item>
                <text:p>Principle of slam: estimation of the moving body state and the uncertainty of the surrounding environ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OP CLOSURE DETEC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Check if the robot was in the position previously.</text:p>
              </text:list-item>
              <text:list-item>
                <text:p>Judge the similarity of images.</text:p>
              </text:list-item>
              <text:list-item>
                <text:p>Clear the accumulating error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PP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Metric Map: sparse/dense. 2D:Grid, 3D:Voxel.</text:p>
              </text:list-item>
              <text:list-item>
                <text:p>Topological Map: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4T08:30:45.583980658</meta:creation-date>
    <meta:editing-duration>PT32M23S</meta:editing-duration>
    <meta:editing-cycles>2</meta:editing-cycles>
    <meta:generator>LibreOffice/6.0.7.3$Linux_X86_64 LibreOffice_project/00m0$Build-3</meta:generator>
    <dc:title>Alizarin</dc:title>
    <dc:date>2020-05-04T09:38:24.396513546</dc:date>
    <meta:document-statistic meta:object-count="69"/>
  </office:meta>
</office:document-meta>
</file>